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/>
      <text:p text:style-name="Standard">npm run csv:json</text:p>
      <text:p text:style-name="Standard"/>
      <text:h text:style-name="Heading_20_3" text:outline-level="3">⚡ Workflow recommandé</text:h>
      <text:list xml:id="list6328824344114637827" text:style-name="L1">
        <text:list-item>
          <text:p text:style-name="P2">Quand tu fais un gros changement (ajout du minuteur, correction des dépendances, etc.) :</text:p>
        </text:list-item>
        <text:list-item>
          <text:p text:style-name="P2">git add .<text:line-break/>git commit -m "chrono ok"<text:line-break/>git push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5046329398977882780" text:style-name="L2">
        <text:list-item>
          <text:p text:style-name="P3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3">Si jamais tu bloques encore, ouvre ton CSV dans un éditeur de texte (VSCode, Notepad++) pour vérifier les en-têtes exacts.</text:p>
        </text:list-item>
      </text:list>
      <text:p text:style-name="Text_20_body"/>
      <text:p text:style-name="Text_20_body"/>
      <text:p text:style-name="Text_20_body">Rappel : faire correction blancs + jaunes</text:p>
      <text:p text:style-name="Text_20_body">Peux-tu stp me refaire la section œuf, sachant que</text:p>
      <text:p text:style-name="Text_20_body">le résultat pour la barre d'entrée Pds voulu Blanc+Jaune c'est <text:span text:style-name="T1">résultat entré / (whte_pctge+ylw_pctge)/ egg_s </text:span><text:span text:style-name="T2">ou </text:span><text:span text:style-name="T1">egg_m </text:span><text:span text:style-name="T2">ou </text:span><text:span text:style-name="T1">egg_l</text:span></text:p>
      <text:p text:style-name="Text_20_body"><text:span text:style-name="T1"/></text:p>
      <text:p text:style-name="Text_20_body"><text:span text:style-name="T2">le résultat pour la barre d'entrée</text:span><text:span text:style-name="T1"> Nombre d'oeufs</text:span></text:p>
      <text:p text:style-name="Text_20_body"><text:span text:style-name="T2">Pour</text:span><text:span text:style-name="T1"> Blanc+Jaune </text:span><text:span text:style-name="T2">c'est</text:span><text:span text:style-name="T1"> résultat entré * egg_s </text:span><text:span text:style-name="T2">ou </text:span><text:span text:style-name="T1">egg_m </text:span><text:span text:style-name="T2">ou </text:span><text:span text:style-name="T1">egg_l *(whte_pctge+ylw_pctge)</text:span></text:p>
      <text:p text:style-name="Standard"><text:s/>Maintenant sous la dernière barre d'entrée <text:span text:style-name="T1">Nombre d'oeufs</text:span></text:p>
      <text:p text:style-name="Standard"><text:span text:style-name="T1"/></text:p>
      <text:p text:style-name="P1">Il faut ajouter en-dessous de Blanc+Jaune et son résultatc :</text:p>
      <text:p text:style-name="P1"/>
      <text:p text:style-name="P1">Blanc avec pour résultat le résultat entré par l'utilisateur*whte_pctge</text:p>
      <text:p text:style-name="P1"><text:soft-page-break/>Jaune avec pour résultat le résultat entré par l'utilisateur*ylw_pctg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8-27T07:43:30.44</dc:date>
    <dc:creator>Drieux</dc:creator>
    <meta:editing-duration>P1DT10H33M24S</meta:editing-duration>
    <meta:editing-cycles>9</meta:editing-cycles>
    <meta:generator>OpenOffice/4.1.10$Win32 OpenOffice.org_project/4110m2$Build-9807</meta:generator>
    <meta:document-statistic meta:table-count="0" meta:image-count="0" meta:object-count="0" meta:page-count="2" meta:paragraph-count="24" meta:word-count="226" meta:character-count="1380"/>
  </office:meta>
</office:document-meta>
</file>